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fdc" officeooo:paragraph-rsid="001c8fdc"/>
    </style:style>
    <style:style style:name="P2" style:family="paragraph" style:parent-style-name="Standard">
      <style:text-properties officeooo:rsid="001c8fdc" officeooo:paragraph-rsid="0023c5e1"/>
    </style:style>
    <style:style style:name="P3" style:family="paragraph" style:parent-style-name="Standard">
      <style:text-properties officeooo:rsid="001f3844" officeooo:paragraph-rsid="001f3844"/>
    </style:style>
    <style:style style:name="P4" style:family="paragraph" style:parent-style-name="Standard">
      <style:text-properties officeooo:rsid="00230965" officeooo:paragraph-rsid="00230965"/>
    </style:style>
    <style:style style:name="T1" style:family="text">
      <style:text-properties officeooo:rsid="001f5f82"/>
    </style:style>
    <style:style style:name="T2" style:family="text">
      <style:text-properties officeooo:rsid="0023c5e1"/>
    </style:style>
    <style:style style:name="T3" style:family="text">
      <style:text-properties officeooo:rsid="00254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xte Oiram :</text:p>
      <text:p text:style-name="P1"/>
      <text:p text:style-name="P2">Oiram est un jeu de plateforme 2D. On peut y jouer :</text:p>
      <text:p text:style-name="P2">-<text:span text:style-name="T3">En solo</text:span> : Le but du jeu est d’atteindre la fin du niveau sans mourir, pour cela on doit éviter des pièges et des trous. </text:p>
      <text:p text:style-name="P4"/>
      <text:p text:style-name="P1">On peut déplacer le personnage à droite et à gauche, et même sauter (le niveau se déroule de gauche à droite).</text:p>
      <text:p text:style-name="P3">Le joueur pourra accéder à plusieurs options, comme choisir la difficulté du niveau, changer la langue, choisir la couleur de l’application et du niveau, <text:span text:style-name="T1">modifier le volume du je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01:15.162245827</meta:creation-date>
    <dc:date>2019-11-20T14:15:17.622581680</dc:date>
    <meta:editing-duration>PT13M59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" meta:paragraph-count="5" meta:word-count="90" meta:character-count="479" meta:non-whitespace-character-count="393"/>
  </office:meta>
</office:document-meta>
</file>